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UC Davis (3-1)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4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UC Dav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15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257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53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5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.238</text:p>
          </table:table-cell>
        </table:table-row>
      </table:table>
      <table:table table:name="Sheet 2">
        <table:table-row>
          <table:table-cell office:value-type="string">
            <text:p>UC Dav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Paloma Bowma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anna Karsseboom 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.09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lly Reye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Katie Campbell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ahalia White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.0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a Rocka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Emily Allen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39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Maddie Merlino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Jackie Graves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Malia Bolk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Kelechi Ohiri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Lauren Matias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16</text:p>
          </table:table-cell>
          <table:table-cell office:value-type="string">
            <text:p>105</text:p>
          </table:table-cell>
          <table:table-cell office:value-type="string">
            <text:p>.200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4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4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2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13</text:p>
          </table:table-cell>
          <table:table-cell office:value-type="string">
            <text:p>110</text:p>
          </table:table-cell>
          <table:table-cell office:value-type="string">
            <text:p>.282</text:p>
          </table:table-cell>
          <table:table-cell office:value-type="string">
            <text:p>4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